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7dd" officeooo:paragraph-rsid="001b57dd"/>
    </style:style>
    <style:style style:name="P2" style:family="paragraph" style:parent-style-name="Standard">
      <style:text-properties officeooo:rsid="001b57dd" officeooo:paragraph-rsid="001dfc1c"/>
    </style:style>
    <style:style style:name="P3" style:family="paragraph" style:parent-style-name="Standard">
      <style:text-properties officeooo:rsid="0022cbf8" officeooo:paragraph-rsid="0022cbf8"/>
    </style:style>
    <style:style style:name="P4" style:family="paragraph" style:parent-style-name="Standard">
      <style:text-properties officeooo:rsid="0022cbf8" officeooo:paragraph-rsid="0024b26a"/>
    </style:style>
    <style:style style:name="P5" style:family="paragraph" style:parent-style-name="Standard">
      <style:text-properties officeooo:rsid="0022cbf8" officeooo:paragraph-rsid="0024b26a"/>
    </style:style>
    <style:style style:name="P6" style:family="paragraph" style:parent-style-name="Standard">
      <style:text-properties officeooo:rsid="0022cbf8" officeooo:paragraph-rsid="0028b57c"/>
    </style:style>
    <style:style style:name="P7" style:family="paragraph" style:parent-style-name="Standard">
      <style:text-properties officeooo:rsid="001f81b5" officeooo:paragraph-rsid="001dfc1c"/>
    </style:style>
    <style:style style:name="T1" style:family="text">
      <style:text-properties officeooo:rsid="001ccf31"/>
    </style:style>
    <style:style style:name="T2" style:family="text">
      <style:text-properties officeooo:rsid="001d4f32"/>
    </style:style>
    <style:style style:name="T3" style:family="text">
      <style:text-properties officeooo:rsid="001dfc1c"/>
    </style:style>
    <style:style style:name="T4" style:family="text">
      <style:text-properties officeooo:rsid="0024b26a"/>
    </style:style>
    <style:style style:name="T5" style:family="text">
      <style:text-properties officeooo:rsid="00257eda"/>
    </style:style>
    <style:style style:name="T6" style:family="text">
      <style:text-properties officeooo:rsid="0028b57c"/>
    </style:style>
    <style:style style:name="T7" style:family="text">
      <style:text-properties officeooo:rsid="00299695"/>
    </style:style>
    <style:style style:name="T8" style:family="text">
      <style:text-properties officeooo:rsid="002b4102"/>
    </style:style>
    <style:style style:name="T9" style:family="text">
      <style:text-properties officeooo:rsid="002da5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9">parecidos para el I Parcial</text:span></text:p>
      <text:p text:style-name="P1"/>
      <text:p text:style-name="P1">Sección 1.2: ejercicios: 2<text:span text:style-name="T1">(a)</text:span>, 4<text:span text:style-name="T1">(a)</text:span>, 6<text:span text:style-name="T1">(g).</text:span></text:p>
      <text:p text:style-name="P1"/>
      <text:p text:style-name="P1">Sección 1.3: ejercicios: <text:span text:style-name="T1">2(a), 2(b).</text:span></text:p>
      <text:p text:style-name="P1"/>
      <text:p text:style-name="P1">Sección <text:span text:style-name="T2">2.</text:span>1: ejercicios: <text:span text:style-name="T2">2(a y b), 4(a), 10, 12</text:span></text:p>
      <text:p text:style-name="P1"/>
      <text:p text:style-name="P1">Sección <text:span text:style-name="T2">2</text:span>.2: ejercicios: <text:span text:style-name="T3">6, 8, 14.</text:span></text:p>
      <text:p text:style-name="P1"/>
      <text:p text:style-name="P2">Sección <text:span text:style-name="T2">2</text:span>.<text:span text:style-name="T3">3</text:span>: ejercicios: <text:span text:style-name="T3">2, 4, 6(a), 8(a)</text:span></text:p>
      <text:p text:style-name="P2"/>
      <text:p text:style-name="P3">Sección 2.4: ejercicios: <text:span text:style-name="T4">2(a), 4(a)</text:span></text:p>
      <text:p text:style-name="P3"/>
      <text:p text:style-name="P4">Sección 2.<text:span text:style-name="T4">5</text:span>: ejercicios: <text:span text:style-name="T4">2, 4, 6, 8</text:span></text:p>
      <text:p text:style-name="P4"/>
      <text:p text:style-name="P4">Sección 2.<text:span text:style-name="T4">6</text:span>: ejercicios: <text:span text:style-name="T4">2(a, h), </text:span><text:span text:style-name="T5">4(a,h), 8(con R y Müller)</text:span></text:p>
      <text:p text:style-name="P4"/>
      <text:p text:style-name="P6">Sección <text:span text:style-name="T6">3.1</text:span>: ejercicios: <text:span text:style-name="T6">4, 6</text:span></text:p>
      <text:p text:style-name="P6"/>
      <text:p text:style-name="P6">Sección <text:span text:style-name="T6">3.2</text:span>: ejercicios: <text:span text:style-name="T7">1, 2, 3, 4</text:span></text:p>
      <text:p text:style-name="P6"/>
      <text:p text:style-name="P6">Sección <text:span text:style-name="T6">3.3</text:span>: ejercicios: <text:s/><text:span text:style-name="T8">1</text:span></text:p>
      <text:p text:style-name="P6"/>
      <text:p text:style-name="P6">Sección <text:span text:style-name="T6">3.4</text:span>: ejercicios: <text:span text:style-name="T8">2, 3, 5, 7</text:span></text:p>
      <text:p text:style-name="P6"/>
      <text:p text:style-name="P6"/>
      <text:p text:style-name="P2"/>
      <text:p text:style-name="P2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5:45:37.782000000</meta:creation-date>
    <dc:date>2022-05-26T18:07:43.910000000</dc:date>
    <meta:editing-duration>PT32M50S</meta:editing-duration>
    <meta:editing-cycles>9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3" meta:word-count="84" meta:character-count="493" meta:non-whitespace-character-count="421"/>
  </office:meta>
</office:document-meta>
</file>